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481" officeooo:paragraph-rsid="001f1481"/>
    </style:style>
    <style:style style:name="P2" style:family="paragraph" style:parent-style-name="Standard">
      <style:text-properties officeooo:rsid="001f1481" officeooo:paragraph-rsid="0020fce1"/>
    </style:style>
    <style:style style:name="P3" style:family="paragraph" style:parent-style-name="Standard">
      <style:text-properties officeooo:rsid="001f1481" officeooo:paragraph-rsid="00229698"/>
    </style:style>
    <style:style style:name="P4" style:family="paragraph" style:parent-style-name="Standard">
      <style:text-properties officeooo:rsid="0020fce1" officeooo:paragraph-rsid="00229698"/>
    </style:style>
    <style:style style:name="P5" style:family="paragraph" style:parent-style-name="Standard">
      <style:text-properties officeooo:rsid="0024637d" officeooo:paragraph-rsid="0024637d"/>
    </style:style>
    <style:style style:name="P6" style:family="paragraph" style:parent-style-name="Standard">
      <style:text-properties officeooo:rsid="0024902a" officeooo:paragraph-rsid="0024902a"/>
    </style:style>
    <style:style style:name="P7" style:family="paragraph" style:parent-style-name="Standard">
      <style:text-properties officeooo:rsid="0024902a" officeooo:paragraph-rsid="0024c1c8"/>
    </style:style>
    <style:style style:name="P8" style:family="paragraph" style:parent-style-name="Standard">
      <style:text-properties style:font-name="Liberation Serif" fo:font-size="12pt" officeooo:paragraph-rsid="001f1481" style:font-size-asian="12pt" style:font-size-complex="12pt"/>
    </style:style>
    <style:style style:name="P9" style:family="paragraph" style:parent-style-name="Standard">
      <style:text-properties officeooo:rsid="00253752" officeooo:paragraph-rsid="00253752"/>
    </style:style>
    <style:style style:name="P10" style:family="paragraph" style:parent-style-name="Standard">
      <style:text-properties officeooo:rsid="0025cbea" officeooo:paragraph-rsid="0025cbea"/>
    </style:style>
    <style:style style:name="P11" style:family="paragraph" style:parent-style-name="Standard">
      <style:text-properties fo:font-style="italic" officeooo:rsid="0025cbea" officeooo:paragraph-rsid="0025cbea" style:font-style-asian="italic" style:font-style-complex="italic"/>
    </style:style>
    <style:style style:name="P12" style:family="paragraph" style:parent-style-name="Standard">
      <style:text-properties fo:font-style="italic" officeooo:rsid="0025cbea" officeooo:paragraph-rsid="00272100" style:font-style-asian="italic" style:font-style-complex="italic"/>
    </style:style>
    <style:style style:name="P13" style:family="paragraph" style:parent-style-name="Standard">
      <style:text-properties officeooo:rsid="002a19db" officeooo:paragraph-rsid="002a19db"/>
    </style:style>
    <style:style style:name="P14" style:family="paragraph" style:parent-style-name="Standard">
      <style:text-properties officeooo:rsid="002acc23" officeooo:paragraph-rsid="002acc23"/>
    </style:style>
    <style:style style:name="P15" style:family="paragraph" style:parent-style-name="Standard">
      <style:text-properties officeooo:rsid="002d131e" officeooo:paragraph-rsid="002d131e"/>
    </style:style>
    <style:style style:name="T1" style:family="text">
      <style:text-properties officeooo:rsid="0020fce1"/>
    </style:style>
    <style:style style:name="T2" style:family="text">
      <style:text-properties officeooo:rsid="0022cb64"/>
    </style:style>
    <style:style style:name="T3" style:family="text">
      <style:text-properties officeooo:rsid="0024637d"/>
    </style:style>
    <style:style style:name="T4" style:family="text">
      <style:text-properties officeooo:rsid="001f1481"/>
    </style:style>
    <style:style style:name="T5" style:family="text">
      <style:text-properties officeooo:rsid="0024c1c8"/>
    </style:style>
    <style:style style:name="T6" style:family="text">
      <style:text-properties officeooo:rsid="00253752"/>
    </style:style>
    <style:style style:name="T7" style:family="text">
      <style:text-properties officeooo:rsid="0025cbea"/>
    </style:style>
    <style:style style:name="T8" style:family="text">
      <style:text-properties officeooo:rsid="00272100"/>
    </style:style>
    <style:style style:name="T9" style:family="text">
      <style:text-properties officeooo:rsid="0027a4e2"/>
    </style:style>
    <style:style style:name="T10" style:family="text">
      <style:text-properties officeooo:rsid="002a19db"/>
    </style:style>
    <style:style style:name="T11" style:family="text">
      <style:text-properties officeooo:rsid="002acc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 :</text:p>
      <text:p text:style-name="P1"/>
      <text:p text:style-name="P1">Mots clés : inférence textuelle, apprentissage automatique, TAL, interprétabilité, LSTM</text:p>
      <text:p text:style-name="P1"/>
      <text:p text:style-name="P1"/>
      <text:p text:style-name="P1"/>
      <text:p text:style-name="P1"/>
      <text:p text:style-name="P1"/>
      <text:p text:style-name="P15">Parler de Gödel (interprétation) et Fre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 – Introduction</text:p>
      <text:p text:style-name="P1"><text:tab/>1) Contexte de l’étude</text:p>
      <text:p text:style-name="P8"><text:span text:style-name="T4">Le traitement automatique du langage naturel ou de la langue naturelle </text:span>(TALN) ou des langues (TAL) est un domaine pluridisciplinaire, qui fait collaborer l’intelligence artificielle, l’informatique théorique, la logique, la linguistique ou encore les statistiques en vue de modéliser et de reproduire à l’aide de machines, la capacité humaine à produire et à comprendre les énoncés linguistiques dans des buts de communication. </text:p>
      <text:p text:style-name="P1"/>
      <text:p text:style-name="P8"><text:span text:style-name="T4">Dans </text:span>le <text:span text:style-name="T5">domaine</text:span> du TALN, nous retrouvons plusieurs niveaux d’analyses linguistiques pour représenter au mieux les langues naturelles par les machines. <text:span text:style-name="T5">On peut par exemple citer l’analyse lexicale qui permet d’identifier quels sont et où sont les mots, ou encore l’analyse sémantique qui permet de comprendre le sens des mots.</text:span></text:p>
      <text:p text:style-name="P1"/>
      <text:p text:style-name="P7">La reconnaissance de l’inférence textuelle <text:span text:style-name="T6">(Recognizing Textual Entailment : RTE) </text:span>est un domaine assez récent en TAL. Elle permet d’apporter des méthodes pour <text:span text:style-name="T5">l’analyse lexicale et sémantique. Ceci peut permettre le développement de </text:span>diverses applications telles que la recherche d’information ou encore le système de question/réponse.</text:p>
      <text:p text:style-name="P6"/>
      <text:p text:style-name="P9">Le but de la RTE est de savoir automatiquement si, à partir de deux phrases, on peut <text:span text:style-name="T10">en</text:span> déduire la deuxième de la première. La première phrase est appelée la prémi<text:span text:style-name="T9">s</text:span>se, et la seconde l’hypothèse. <text:span text:style-name="T7">Trois étiquettes permettent d’illustrer la relation entre la prémisse et l’hypothèse : </text:span></text:p>
      <text:p text:style-name="P9"><text:tab/>- <text:span text:style-name="T7">Contradiction : l’hypothèse contredit la prémisse.</text:span></text:p>
      <text:p text:style-name="P12"><text:tab/>Exemple : P : « <text:span text:style-name="T8">Le chat est entièrement blanc » ; H : « Le chat est entièrement noir »</text:span></text:p>
      <text:p text:style-name="P12"/>
      <text:p text:style-name="P10"><text:tab/>- Neutre : l’hypothèse est possible dans le contexte de la prémis<text:span text:style-name="T9">s</text:span>e.</text:p>
      <text:p text:style-name="P12"><text:tab/>Exemple : P : « <text:span text:style-name="T8">Le chat dort sur la banquette » ; H : « Le chat aime le chocolat »</text:span></text:p>
      <text:p text:style-name="P12"/>
      <text:p text:style-name="P10"><text:tab/>- Inférence : l’hypothèse est déduite de la prémi<text:span text:style-name="T9">s</text:span>se.</text:p>
      <text:p text:style-name="P11"><text:tab/>Exemple : P : « <text:span text:style-name="T8">Le chat aimerait manger la sourie » ; H : « Le chat a faim »</text:span></text:p>
      <text:p text:style-name="P6"/>
      <text:p text:style-name="P13">Pour résoudre cela, on utilise des systèmes issus de l’apprentissage automatique. Nous utilisons les réseaux de neurones récurrents (RNN) dans ce projet.</text:p>
      <text:p text:style-name="P13"/>
      <text:p text:style-name="P1"><text:tab/>2) Problématique</text:p>
      <text:p text:style-name="P1">Le problème qui se pose avec l’utilisation de système issue de l’apprentissage automatique est que le modèle nous fournit uniquement les probabilités pour chaque label. Ainsi, aucune information supplémentaire n’est donnée : comment savoir, de manière humainement compréhensible, pourquoi le modèle a associé un label particulier à une paire de phrases donnée ?</text:p>
      <text:p text:style-name="P1"/>
      <text:p text:style-name="P2">Pouvoir répondre à cette question permettrait de rendre un modèle utilisable dans des domaines où les décisions <text:span text:style-name="T1">doivent être mûrement réfléchies, telle que la médecine. Si un modèle propose de donner un certain traitement à un patient, il faut que le modèle puisse donner de bonnes explications pour que le docteur l’approuve, car les conséquences pourraient être catastrophique. </text:span></text:p>
      <text:p text:style-name="P2"/>
      <text:p text:style-name="P4">Ainsi, un modèle doit être digne de confiance. Cette confiance donnée par les humains à un système dépend des explications données. Nous verrons dans la partie « » quels sont les critères d’une « bonne » explication. De plus, si un système est jugé digne de confiance, il sera davantage utilisé : en effet, il a été observé, par exemple, que le fait de fournir des explications augmente l’acceptation des recommandations de films.</text:p>
      <text:p text:style-name="P3"/>
      <text:p text:style-name="P3">/* <text:span text:style-name="T2">PLAN DU RAPPORT */</text:span></text:p>
      <text:p text:style-name="P1"/>
      <text:p text:style-name="P1"><text:soft-page-break/>II – E<text:span text:style-name="T3">tat de l’art</text:span></text:p>
      <text:p text:style-name="P1"/>
      <text:p text:style-name="P6">/* <text:span text:style-name="T11">Parler de SNLI, avant il n’y avait pas de large dataset*/</text:span></text:p>
      <text:p text:style-name="P1"/>
      <text:p text:style-name="P5">III – Interprétabilité</text:p>
      <text:p text:style-name="P5"/>
      <text:p text:style-name="P14">Il n’y a malheureusement pas de consensus concernant la définition d’« interprétabilité ». Miller[mettre citation] définit cela comme étant le degré auquel un humain peut comprendre la cause d’une décision. Un système a donc une meilleure interprétabilité qu’un autre si ses explications sont plus faciles à comprendre par un humain. </text:p>
      <text:p text:style-name="P5"/>
      <text:p text:style-name="P5">1) Qu’est-ce-qu’une explication ?</text:p>
      <text:p text:style-name="P5"/>
      <text:p text:style-name="P5"/>
      <text:p text:style-name="P5">2) Qu’est-ce-qu’une « bonne » explication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57:22.318777521</meta:creation-date>
    <dc:date>2018-04-09T11:54:48.675349313</dc:date>
    <meta:editing-duration>PT1H23M42S</meta:editing-duration>
    <meta:editing-cycles>13</meta:editing-cycles>
    <meta:generator>LibreOffice/5.1.6.2$Linux_x86 LibreOffice_project/10m0$Build-2</meta:generator>
    <meta:document-statistic meta:table-count="0" meta:image-count="0" meta:object-count="0" meta:page-count="3" meta:paragraph-count="27" meta:word-count="613" meta:character-count="3839" meta:non-whitespace-character-count="3238"/>
  </office:meta>
</office:document-meta>
</file>